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021in" fo:margin-left="0in" table:align="left"/>
    </style:style>
    <style:style style:name="Table1.A" style:family="table-column">
      <style:table-column-properties style:column-width="1.3826in"/>
    </style:style>
    <style:style style:name="Table1.B" style:family="table-column">
      <style:table-column-properties style:column-width="1.384in"/>
    </style:style>
    <style:style style:name="Table1.D" style:family="table-column">
      <style:table-column-properties style:column-width="1.9132in"/>
    </style:style>
    <style:style style:name="Table1.E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021in" fo:margin-left="0in" table:align="left"/>
    </style:style>
    <style:style style:name="Table2.A" style:family="table-column">
      <style:table-column-properties style:column-width="1.3826in"/>
    </style:style>
    <style:style style:name="Table2.B" style:family="table-column">
      <style:table-column-properties style:column-width="1.384in"/>
    </style:style>
    <style:style style:name="Table2.D" style:family="table-column">
      <style:table-column-properties style:column-width="1.9132in"/>
    </style:style>
    <style:style style:name="Table2.E" style:family="table-column">
      <style:table-column-properties style:column-width="2.2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Verdana" fo:font-size="14pt" fo:font-weight="bold" officeooo:rsid="00148c7a" officeooo:paragraph-rsid="00148c7a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4pt" officeooo:rsid="00101515" officeooo:paragraph-rsid="00101515" style:font-size-asian="14pt" style:font-size-complex="14pt"/>
    </style:style>
    <style:style style:name="P3" style:family="paragraph" style:parent-style-name="Standard">
      <style:text-properties style:font-name="Verdana" fo:font-size="14pt" officeooo:rsid="00148c7a" officeooo:paragraph-rsid="00148c7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fo:font-weight="bold" officeooo:rsid="00148c7a" officeooo:paragraph-rsid="00148c7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fo:font-weight="bold" officeooo:rsid="00101515" officeooo:paragraph-rsid="00101515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Verdana" fo:font-size="14pt" style:font-size-asian="14pt" style:font-size-complex="14pt"/>
    </style:style>
    <style:style style:name="P7" style:family="paragraph" style:parent-style-name="Table_20_Contents">
      <style:text-properties style:font-name="Verdana" fo:font-size="14pt" officeooo:rsid="00101515" officeooo:paragraph-rsid="00101515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4pt" officeooo:rsid="00101515" officeooo:paragraph-rsid="0010151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4pt" officeooo:rsid="0014167e" officeooo:paragraph-rsid="0014167e" style:font-size-asian="14pt" style:font-size-complex="14pt"/>
    </style:style>
    <style:style style:name="P10" style:family="paragraph" style:parent-style-name="Table_20_Contents">
      <style:text-properties style:font-name="Verdana" fo:font-size="14pt" officeooo:rsid="0014167e" officeooo:paragraph-rsid="0014167e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4pt" officeooo:rsid="0014167e" officeooo:paragraph-rsid="0014167e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101515" officeooo:paragraph-rsid="00101515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14167e" officeooo:paragraph-rsid="0014167e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Verdana" fo:font-size="14pt" fo:font-weight="bold" officeooo:rsid="0014167e" officeooo:paragraph-rsid="0014167e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4pt" fo:font-weight="normal" officeooo:rsid="00101515" officeooo:paragraph-rsid="00101515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4pt" fo:font-weight="normal" officeooo:rsid="00101515" officeooo:paragraph-rsid="0014167e" style:font-size-asian="14pt" style:font-weight-asian="normal" style:font-size-complex="14pt" style:font-weight-complex="normal"/>
    </style:style>
    <style:style style:name="P17" style:family="paragraph" style:parent-style-name="Table_20_Contents">
      <style:text-properties style:font-name="Verdana" fo:font-size="14pt" fo:font-weight="normal" officeooo:rsid="00101515" officeooo:paragraph-rsid="0014167e" style:font-size-asian="14pt" style:font-weight-asian="normal" style:font-size-complex="14pt" style:font-weight-complex="normal"/>
    </style:style>
    <style:style style:name="P18" style:family="paragraph" style:parent-style-name="Table_20_Contents">
      <style:text-properties style:font-name="Verdana" fo:font-size="14pt" fo:font-weight="normal" officeooo:rsid="00101515" officeooo:paragraph-rsid="00148c7a" style:font-size-asian="14pt" style:font-weight-asian="normal" style:font-size-complex="14pt" style:font-weight-complex="normal"/>
    </style:style>
    <style:style style:name="T1" style:family="text">
      <style:text-properties officeooo:rsid="0012d577"/>
    </style:style>
    <style:style style:name="T2" style:family="text">
      <style:text-properties officeooo:rsid="0014167e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hrottle</text:span> Buttons</text:p>
      <text:p text:style-name="P3"/>
      <text:p text:style-name="P4">Grip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3">Pinky button</text:p>
          </table:table-cell>
          <table:table-cell table:style-name="Table1.A1" office:value-type="string">
            <text:p text:style-name="P13">Pinky switch</text:p>
            <text:p text:style-name="P17">Up:<text:tab/><text:tab/>--</text:p>
            <text:p text:style-name="P17">Down:<text:tab/>--</text:p>
            <text:p text:style-name="P17"><text:span text:style-name="T2">Press</text:span>:<text:tab/>--</text:p>
          </table:table-cell>
          <table:table-cell table:style-name="Table1.A1" office:value-type="string">
            <text:p text:style-name="P13">Ring finger slider</text:p>
            <text:p text:style-name="P11">Axis: --</text:p>
          </table:table-cell>
          <table:table-cell table:style-name="Table1.A1" office:value-type="string">
            <text:p text:style-name="P13">Middle finger hat</text:p>
            <text:p text:style-name="P17">Up:<text:tab/><text:tab/>--</text:p>
            <text:p text:style-name="P17">Down:<text:tab/>--</text:p>
            <text:p text:style-name="P18">Forward:<text:tab/>--</text:p>
            <text:p text:style-name="P18">Back:<text:tab/>--</text:p>
          </table:table-cell>
          <table:table-cell table:style-name="Table1.E1" office:value-type="string">
            <text:p text:style-name="P13">Ministick</text:p>
          </table:table-cell>
        </table:table-row>
        <table:table-row>
          <table:table-cell table:style-name="Table1.A2" office:value-type="string">
            <text:p text:style-name="P13">Pinky whee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>Front thumb button</text:p>
          </table:table-cell>
          <table:table-cell table:style-name="Table1.E2" office:value-type="string">
            <text:p text:style-name="P13">Top hat</text:p>
            <text:p text:style-name="P17">Up:<text:tab/><text:tab/>--</text:p>
            <text:p text:style-name="P17">Down:<text:tab/>--</text:p>
            <text:p text:style-name="P18">Forward:<text:tab/>--</text:p>
            <text:p text:style-name="P18">Back:<text:tab/>--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3">Rear thumb button</text:p>
          </table:table-cell>
          <table:table-cell table:style-name="Table1.E2" office:value-type="string">
            <text:p text:style-name="P13">Middle hat</text:p>
            <text:p text:style-name="P17">Up:<text:tab/><text:tab/>--</text:p>
            <text:p text:style-name="P18">Down:<text:tab/>--</text:p>
            <text:p text:style-name="P18">Forward:<text:tab/>--</text:p>
            <text:p text:style-name="P18">Back:<text:tab/>--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Bottom thumb button</text:p>
          </table:table-cell>
          <table:table-cell table:style-name="Table1.E2" office:value-type="string">
            <text:p text:style-name="P14">Bottom hat</text:p>
            <text:p text:style-name="P17">Up:<text:tab/><text:tab/>--</text:p>
            <text:p text:style-name="P17">Down:<text:tab/>--</text:p>
            <text:p text:style-name="P17">Forward:<text:tab/>--</text:p>
            <text:p text:style-name="P17">Back:<text:tab/>--</text:p>
          </table:table-cell>
        </table:table-row>
      </table:table>
      <text:p text:style-name="P1"/>
      <text:p text:style-name="P1">Base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>T1</text:p>
            <text:p text:style-name="P10">Up: --</text:p>
            <text:p text:style-name="P10">Down: --</text:p>
          </table:table-cell>
          <table:table-cell table:style-name="Table2.E1" table:number-rows-spanned="2" office:value-type="string">
            <text:p text:style-name="P14">Flaps lever</text:p>
            <text:p text:style-name="P10">Axis: --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4">T2</text:p>
            <text:p text:style-name="P10">Up: --</text:p>
            <text:p text:style-name="P10">Down: --</text:p>
          </table:table-cell>
          <table:covered-table-cell/>
        </table:table-row>
        <table:table-row>
          <table:table-cell table:style-name="Table2.A2" office:value-type="string">
            <text:p text:style-name="P14">T3</text:p>
            <text:p text:style-name="P10">Up: --</text:p>
            <text:p text:style-name="P10">Down: --</text:p>
          </table:table-cell>
          <table:table-cell table:style-name="Table2.A2" office:value-type="string">
            <text:p text:style-name="P13">B1</text:p>
          </table:table-cell>
          <table:table-cell table:style-name="Table2.A2" office:value-type="string">
            <text:p text:style-name="P14">B2</text:p>
          </table:table-cell>
          <table:table-cell table:style-name="Table2.A2" office:value-type="string">
            <text:p text:style-name="P14">B3</text:p>
          </table:table-cell>
          <table:table-cell table:style-name="Table2.E2" table:number-rows-spanned="2" office:value-type="string">
            <text:p text:style-name="P14">Mode dial</text:p>
            <text:p text:style-name="P10">1: --</text:p>
            <text:p text:style-name="P10">2: --</text:p>
            <text:p text:style-name="P10">3: --</text:p>
            <text:p text:style-name="P10">4: --</text:p>
            <text:p text:style-name="P10">5: --</text:p>
          </table:table-cell>
        </table:table-row>
        <table:table-row>
          <table:table-cell table:style-name="Table2.A2" office:value-type="string">
            <text:p text:style-name="P14">T4</text:p>
            <text:p text:style-name="P10">Up: --</text:p>
            <text:p text:style-name="P10">Down: --</text:p>
          </table:table-cell>
          <table:table-cell table:style-name="Table2.A2" office:value-type="string">
            <text:p text:style-name="P13">B4</text:p>
          </table:table-cell>
          <table:table-cell table:style-name="Table2.A2" office:value-type="string">
            <text:p text:style-name="P14">B5</text:p>
          </table:table-cell>
          <table:table-cell table:style-name="Table2.A2" office:value-type="string">
            <text:p text:style-name="P14">B6</text:p>
          </table:table-cell>
          <table:covered-table-cell/>
        </table:table-row>
        <table:table-row>
          <table:table-cell table:style-name="Table2.A2" office:value-type="string">
            <text:p text:style-name="P10">T5</text:p>
            <text:p text:style-name="P10">Up: --</text:p>
            <text:p text:style-name="P10">Down: --</text:p>
          </table:table-cell>
          <table:table-cell table:style-name="Table2.A2" office:value-type="string">
            <text:p text:style-name="P13">T6</text:p>
            <text:p text:style-name="P10">Up: --</text:p>
            <text:p text:style-name="P13"><text:span text:style-name="T3">Down: --</text:span></text:p>
          </table:table-cell>
          <table:table-cell table:style-name="Table2.A2" office:value-type="string">
            <text:p text:style-name="P14">T7</text:p>
            <text:p text:style-name="P10">Up: --</text:p>
            <text:p text:style-name="P10">Down: --</text:p>
          </table:table-cell>
          <table:table-cell table:style-name="Table2.A2" office:value-type="string">
            <text:p text:style-name="P14">E1</text:p>
            <text:p text:style-name="P10">Press: --</text:p>
            <text:p text:style-name="P10">Rotate: --</text:p>
          </table:table-cell>
          <table:table-cell table:style-name="Table2.E2" office:value-type="string">
            <text:p text:style-name="P14">E2</text:p>
            <text:p text:style-name="P10">Press: --</text:p>
            <text:p text:style-name="P10">Rotate: -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9:32:40.211000000</meta:creation-date>
    <dc:date>2020-12-28T12:46:27.683000000</dc:date>
    <meta:editing-duration>PT1H8M2S</meta:editing-duration>
    <meta:editing-cycles>8</meta:editing-cycles>
    <meta:generator>LibreOffice/6.2.4.2$Windows_X86_64 LibreOffice_project/2412653d852ce75f65fbfa83fb7e7b669a126d64</meta:generator>
    <meta:document-statistic meta:table-count="2" meta:image-count="0" meta:object-count="0" meta:page-count="1" meta:paragraph-count="76" meta:word-count="139" meta:character-count="571" meta:non-whitespace-character-count="503"/>
  </office:meta>
</office:document-meta>
</file>